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in" fo:margin-right="0in" fo:text-align="start" style:justify-single-word="false" fo:text-indent="0.502in" style:auto-text-indent="false" style:page-number="auto"/>
      <style:text-properties style:font-name="Times New Roman1" fo:font-size="12pt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.502in" style:auto-text-indent="false"/>
      <style:text-properties fo:font-weight="normal" style:font-weight-asian="normal" style:font-weight-complex="normal"/>
    </style:style>
    <style:style style:name="T1" style:family="text">
      <style:text-properties fo:font-style="italic"/>
    </style:style>
    <style:style style:name="T2" style:family="text">
      <style:text-properties style:font-name="Times New Roman1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s Cited</text:p>
      <text:p text:style-name="P1">Scott, Michael. <text:span text:style-name="T1">Programming Language Pragmatics</text:span>. Maarssen, Netherlands, Elsevier Gezondheidszorg, 2015.</text:p>
      <text:p text:style-name="P3"><text:span text:style-name="T2">For scanner logic, all credit to (Scott 88)</text:span></text:p>
      <text:p text:style-name="P3"><text:span text:style-name="T2">For parser logic, all credit to (Scott 108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9T20:31:07.53</meta:creation-date>
    <meta:document-statistic meta:table-count="0" meta:image-count="0" meta:object-count="0" meta:page-count="1" meta:paragraph-count="4" meta:word-count="28" meta:character-count="200"/>
    <dc:date>2022-10-09T20:34:06.86</dc:date>
    <meta:editing-duration>PT3M</meta:editing-duration>
    <meta:editing-cycles>1</meta:editing-cycles>
    <meta:generator>OpenOffice/4.1.8$Win32 OpenOffice.org_project/418m3$Build-9803</meta:generator>
  </office:meta>
</office:document-meta>
</file>